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 Light" svg:font-family="'Bahnschrift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 style:writing-mode="lr-tb"/>
      <style:text-properties style:font-name="Calibri Light" fo:font-size="14pt" officeooo:paragraph-rsid="0002c881" style:font-size-asian="14pt" style:font-size-complex="14pt"/>
    </style:style>
    <style:style style:name="P2" style:family="paragraph" style:parent-style-name="Text_20_body">
      <style:paragraph-properties fo:line-height="150%" fo:text-align="start" style:justify-single-word="false" fo:break-before="page" style:writing-mode="lr-tb"/>
      <style:text-properties style:font-name="Calibri Light" fo:font-size="14pt" officeooo:paragraph-rsid="0002c881" style:font-size-asian="14pt" style:font-size-complex="14pt"/>
    </style:style>
    <style:style style:name="P3" style:family="paragraph" style:parent-style-name="Text_20_body">
      <style:paragraph-properties fo:line-height="150%" fo:text-align="center" style:justify-single-word="false" fo:break-before="page" style:writing-mode="lr-tb"/>
      <style:text-properties style:font-name="Calibri Light" fo:font-size="24pt" officeooo:rsid="0002c881" officeooo:paragraph-rsid="0002c881" style:font-size-asian="24pt" style:font-size-complex="24pt"/>
    </style:style>
    <style:style style:name="P4" style:family="paragraph" style:parent-style-name="Text_20_body">
      <style:paragraph-properties fo:line-height="150%" fo:text-align="center" style:justify-single-word="false" style:writing-mode="lr-tb"/>
      <style:text-properties style:font-name="Calibri Light" fo:font-size="20pt" fo:font-weight="bold" officeooo:rsid="0002c881" officeooo:paragraph-rsid="0002c881" style:font-size-asian="20pt" style:font-weight-asian="bold" style:font-size-complex="20pt" style:font-weight-complex="bold"/>
    </style:style>
    <style:style style:name="P5" style:family="paragraph" style:parent-style-name="Footer">
      <style:paragraph-properties fo:text-align="center" style:justify-single-word="false"/>
      <style:text-properties fo:background-color="transparent"/>
    </style:style>
    <style:style style:name="P6" style:family="paragraph" style:parent-style-name="Title" style:master-page-name="First_20_Page">
      <style:paragraph-properties fo:margin-top="0.423cm" fo:margin-bottom="0.212cm" style:contextual-spacing="false" style:page-number="auto" style:writing-mode="lr-tb"/>
      <style:text-properties style:font-name="Bahnschrift Light" fo:font-size="40pt" style:font-size-asian="40pt" style:font-size-complex="40pt"/>
    </style:style>
    <style:style style:name="P7" style:family="paragraph" style:parent-style-name="Heading_20_1">
      <style:paragraph-properties fo:text-align="center" style:justify-single-word="false" fo:break-before="page" style:writing-mode="lr-tb"/>
      <style:text-properties style:font-name="Calibri Light" fo:font-size="10.5pt" fo:font-weight="normal" officeooo:rsid="0001b148" officeooo:paragraph-rsid="0001b148" style:font-size-asian="10.5pt" style:font-weight-asian="normal" style:font-size-complex="10.5pt" style:font-weight-complex="normal"/>
    </style:style>
    <style:style style:name="P8" style:family="paragraph" style:parent-style-name="Heading_20_1">
      <style:paragraph-properties fo:text-align="start" style:justify-single-word="false" fo:break-before="page" style:writing-mode="lr-tb"/>
      <style:text-properties style:font-name="Calibri Light" fo:font-size="24pt" style:font-size-asian="24pt" style:font-size-complex="24pt"/>
    </style:style>
    <style:style style:name="P9" style:family="paragraph" style:parent-style-name="Heading_20_1" style:list-style-name="">
      <style:paragraph-properties fo:margin-left="0cm" fo:margin-right="0cm" fo:text-align="start" style:justify-single-word="false" fo:text-indent="0cm" style:auto-text-indent="false" style:writing-mode="lr-tb"/>
      <style:text-properties style:font-name="Calibri Light" fo:font-size="24pt" style:font-size-asian="24pt" style:font-size-complex="24pt"/>
    </style:style>
    <style:style style:name="P10" style:family="paragraph" style:parent-style-name="Heading_20_1">
      <style:paragraph-properties fo:margin-top="0.423cm" fo:margin-bottom="0.212cm" style:contextual-spacing="false" fo:text-align="start" style:justify-single-word="false" fo:break-before="page" style:writing-mode="lr-tb"/>
      <style:text-properties style:font-name="Calibri Light" fo:font-size="24pt" style:font-size-asian="24pt" style:font-size-complex="24pt"/>
    </style:style>
    <style:style style:name="P11" style:family="paragraph" style:parent-style-name="Heading_20_2" style:list-style-name="">
      <style:paragraph-properties fo:margin-left="0cm" fo:margin-right="0cm" fo:text-align="start" style:justify-single-word="false" fo:text-indent="0cm" style:auto-text-indent="false" style:writing-mode="lr-tb"/>
      <style:text-properties style:font-name="Calibri Light" fo:font-size="20pt" style:font-size-asian="20pt" style:font-size-complex="20pt"/>
    </style:style>
    <style:style style:name="P12" style:family="paragraph" style:parent-style-name="Text_20_body" style:list-style-name="">
      <style:paragraph-properties fo:margin-left="0cm" fo:margin-right="0cm" fo:text-align="start" style:justify-single-word="false" fo:text-indent="0cm" style:auto-text-indent="false" style:writing-mode="lr-tb"/>
      <style:text-properties style:font-name="Calibri Light" fo:font-size="13pt" style:font-size-asian="13pt" style:font-size-complex="13pt"/>
    </style:style>
    <style:style style:name="P13" style:family="paragraph" style:parent-style-name="Text_20_body" style:list-style-name="WWNum2">
      <style:paragraph-properties fo:text-align="start" style:justify-single-word="false" style:writing-mode="lr-tb"/>
      <style:text-properties style:font-name="Calibri Light" fo:font-size="12pt" style:font-size-asian="12pt" style:font-size-complex="12pt"/>
    </style:style>
    <style:style style:name="T1" style:family="text">
      <style:text-properties style:font-name="Calibri Ligh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docs-internal-guid-08110107-7fff-fd3a-47"/><text:span text:style-name="T1">Fejlesztői dokumentáció</text:span> </text:p>
      <text:h text:style-name="P11" text:outline-level="2"/>
      <text:p text:style-name="P3"/>
      <text:p text:style-name="P4">Tartalomjegyzék</text:p>
      <text:p text:style-name="P4"/>
      <text:p text:style-name="P2"/>
      <text:p text:style-name="P1">Online marketplace (piactér) könyveknek</text:p>
      <text:h text:style-name="P12" text:outline-level="1">Ismertető:</text:h>
      <text:list xml:id="list1852066897" text:style-name="WWNum2">
        <text:list-item>
          <text:h text:style-name="P13" text:outline-level="1">A felhasználók adhatják/vehetik/cserélhetik egymás között használt/új könyveiket</text:h>
        </text:list-item>
        <text:list-item>
          <text:h text:style-name="P13" text:outline-level="1">Üzeneteket válthatnak egymással a felhasználók</text:h>
        </text:list-item>
        <text:list-item>
          <text:h text:style-name="P13" text:outline-level="1">A könyveket kategorizálnánk és a felhasználóknak különböző szűrési feltételeket biztosítanánk</text:h>
        </text:list-item>
        <text:list-item>
          <text:h text:style-name="P13" text:outline-level="1">A program a felhasználók számára mobilalkalmazás és weboldal formájában lesz elérhető</text:h>
        </text:list-item>
        <text:list-item>
          <text:h text:style-name="P13" text:outline-level="1">Az asztali alkalmazás kizárólag adminisztratív (admin) feladatokat fog ellátni, ezek a következők:</text:h>
          <text:list>
            <text:list-item>
              <text:h text:style-name="P13" text:outline-level="1">Felhasználó letiltása</text:h>
            </text:list-item>
            <text:list-item>
              <text:h text:style-name="P13" text:outline-level="1">Hirdetés letiltása</text:h>
            </text:list-item>
            <text:list-item>
              <text:h text:style-name="P13" text:outline-level="1">Adatbázisok törlése/módosítása</text:h>
            </text:list-item>
            <text:list-item>
              <text:h text:style-name="P13" text:outline-level="1">Értesítés, üzenet küldése a felhasználóknak</text:h>
            </text:list-item>
            <text:list-item>
              <text:h text:style-name="P13" text:outline-level="1">Hibabejelentés kezelése (NEM lesznek hibák!!)</text:h>
            </text:list-item>
            <text:list-item>
              <text:h text:style-name="P13" text:outline-level="1">Felhasználói jogosultságok kezelése</text:h>
            </text:list-item>
          </text:list>
        </text:list-item>
        <text:list-item>
          <text:h text:style-name="P13" text:outline-level="1">A mobilalkalmazás értesítést küld üzenetekről/hirdetésekről/olvasókörökről és egyéb fontos információkról</text:h>
        </text:list-item>
      </text:list>
      <text:h text:style-name="P8" text:outline-level="1">Felülettervek</text:h>
      <text:h text:style-name="P9" text:outline-level="1"/>
      <text:h text:style-name="P8" text:outline-level="1">Fejlesztői környezet (hardver és szoftver)</text:h>
      <text:h text:style-name="P9" text:outline-level="1"/>
      <text:h text:style-name="P8" text:outline-level="1">Adatszerkezetek, típusok, változók</text:h>
      <text:h text:style-name="P9" text:outline-level="1"/>
      <text:h text:style-name="P8" text:outline-level="1">Algoritmusok (ha vannak)</text:h>
      <text:h text:style-name="P9" text:outline-level="1"/>
      <text:h text:style-name="P8" text:outline-level="1">Tesztelés</text:h>
      <text:h text:style-name="P9" text:outline-level="1"/>
      <text:h text:style-name="P8" text:outline-level="1">Ismert hibák a kódban</text:h>
      <text:h text:style-name="P9" text:outline-level="1"/>
      <text:h text:style-name="P10" text:outline-level="1">A készítő adatai 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 Light" svg:font-family="'Bahnschrift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hu" fo:country="H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hu" fo:country="HU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center" style:justify-single-word="false" fo:break-before="page" style:writing-mode="lr-tb"/>
      <style:text-properties style:font-name="Calibri Light" fo:font-size="10.5pt" fo:font-weight="normal" officeooo:rsid="0001b148" officeooo:paragraph-rsid="0001b148" style:font-size-asian="10.5pt" style:font-weight-asian="normal" style:font-size-complex="10.5pt" style:font-weight-complex="normal"/>
    </style:style>
    <style:style style:name="MP2" style:family="paragraph" style:parent-style-name="Footer">
      <style:paragraph-properties fo:text-align="center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.101cm" fo:margin-right="2.10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-top="0cm" fo:padding-bottom="0.051cm" fo:padding-left="0.051cm" fo:padding-right="0.051cm" fo:background-color="transparent" draw:fill="none" draw:fill-color="#729fcf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-top="0cm" fo:padding-bottom="0.051cm" fo:padding-left="0.051cm" fo:padding-right="0.051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1">Vizsgaremek dokumentáció</text:h>
      </style:header>
      <style:footer>
        <text:p text:style-name="MP2"><text:page-number text:select-page="current">10</text:page-number>/<text:page-count>10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2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4T18:26:53.657000000</meta:creation-date>
    <dc:language>hu-HU</dc:language>
    <dc:date>2021-12-14T18:54:02.287000000</dc:date>
    <meta:editing-cycles>4</meta:editing-cycles>
    <meta:editing-duration>PT25M3S</meta:editing-duration>
    <meta:generator>LibreOffice/7.2.4.1$Windows_X86_64 LibreOffice_project/27d75539669ac387bb498e35313b970b7fe9c4f9</meta:generator>
    <meta:document-statistic meta:table-count="0" meta:image-count="0" meta:object-count="0" meta:page-count="10" meta:paragraph-count="25" meta:word-count="116" meta:character-count="1005" meta:non-whitespace-character-count="924"/>
    <meta:user-defined meta:name="AppVersion">15.0000</meta:user-defined>
  </office:meta>
</office:document-meta>
</file>